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1.596cm"/>
    </style:style>
    <style:style style:name="co10" style:family="table-column">
      <style:table-column-properties fo:break-before="auto" style:column-width="1.646cm"/>
    </style:style>
    <style:style style:name="co11" style:family="table-column">
      <style:table-column-properties fo:break-before="auto" style:column-width="0.801cm"/>
    </style:style>
    <style:style style:name="co12" style:family="table-column">
      <style:table-column-properties fo:break-before="auto" style:column-width="1.82cm"/>
    </style:style>
    <style:style style:name="co13" style:family="table-column">
      <style:table-column-properties fo:break-before="auto" style:column-width="2.096cm"/>
    </style:style>
    <style:style style:name="co14" style:family="table-column">
      <style:table-column-properties fo:break-before="auto" style:column-width="2.071cm"/>
    </style:style>
    <style:style style:name="co15" style:family="table-column">
      <style:table-column-properties fo:break-before="auto" style:column-width="2.044cm"/>
    </style:style>
    <style:style style:name="co16" style:family="table-column">
      <style:table-column-properties fo:break-before="auto" style:column-width="2.27cm"/>
    </style:style>
    <style:style style:name="co17" style:family="table-column">
      <style:table-column-properties fo:break-before="auto" style:column-width="2.51cm"/>
    </style:style>
    <style:style style:name="co18" style:family="table-column">
      <style:table-column-properties fo:break-before="auto" style:column-width="1.64cm"/>
    </style:style>
    <style:style style:name="co19" style:family="table-column">
      <style:table-column-properties fo:break-before="auto" style:column-width="2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="0.74pt solid #000000"/>
    </style:style>
    <style:style style:name="ce6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6f9d4" fo:border="0.06pt solid #000000"/>
    </style:style>
    <style:style style:name="ce70" style:family="table-cell" style:parent-style-name="Default">
      <style:table-cell-properties fo:background-color="#ffff38" fo:border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38" fo:border="0.06pt solid #000000"/>
    </style:style>
    <style:style style:name="ce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 style:data-style-name="N0"/>
    <style:style style:name="ce75" style:family="table-cell" style:parent-style-name="Default" style:data-style-name="N100"/>
    <style:style style:name="ce76" style:family="table-cell" style:parent-style-name="Default">
      <style:table-cell-properties fo:background-color="#111111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ffffff"/>
    </style:style>
    <style:style style:name="ce8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cm"/>
    </style:style>
    <style:style style:name="ce8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111111" style:text-align-source="fix" style:repeat-content="false"/>
      <style:paragraph-properties fo:text-align="end" fo:margin-left="0cm"/>
    </style:style>
    <style:style style:name="ce86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cm"/>
    </style:style>
    <style:style style:name="ce8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-color="#34c869" draw:textarea-vertical-align="middle" draw:auto-grow-height="false" fo:min-height="0.916cm" fo:min-width="0.964cm"/>
    </style:style>
    <style:style style:name="gr2" style:family="graphic">
      <style:graphic-properties draw:stroke="none" draw:textarea-vertical-align="middle" draw:auto-grow-height="false" fo:min-height="0.916cm" fo:min-width="0.851cm"/>
    </style:style>
    <style:style style:name="gr3" style:family="graphic">
      <style:graphic-properties draw:stroke="none" svg:stroke-color="#3465a4" draw:fill-color="#ff5429" draw:textarea-vertical-align="middle" draw:auto-grow-height="false" fo:min-height="0.916cm" fo:min-width="0.964cm"/>
    </style:style>
    <style:style style:name="P1" style:family="paragraph">
      <loext:graphic-properties draw:fill-color="#34c86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5429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3"/>
        <table:table-column table:style-name="co2" table:number-columns-repeated="8" table:default-cell-style-name="ce65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0 translates to 0x0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000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400000 does not translates to a physical address (Page fault)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4)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2B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ysical Addr</text:p>
          </table:table-cell>
          <table:table-cell table:style-name="ce66" table:number-columns-repeated="8"/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3FFFFF translates to 0x3FFFFF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5" table:style-name="ce66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FF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5" table:style-name="ce66" office:value-type="string" calcext:value-type="string">
            <text:p>F</text:p>
          </table:table-cell>
          <table:table-cell table:number-columns-repeated="10"/>
        </table:table-row>
      </table:table>
      <table:table table:name="Sheet2" table:style-name="ta1"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ce75"/>
        <table:table-column table:style-name="co3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68" office:value-type="string" calcext:value-type="string">
            <text:p>__page_dir</text:p>
          </table:table-cell>
          <table:table-cell table:style-name="ce72" office:value-type="string" calcext:value-type="string">
            <text:p>2A000</text:p>
          </table:table-cell>
          <table:table-cell table:formula="of:=HEX2DEC([.C5])" office:value-type="float" office:value="172032" calcext:value-type="float">
            <text:p>172032</text:p>
          </table:table-cell>
          <table:table-cell/>
          <table:table-cell table:formula="of:=HEX2DEC(&quot;fffff000&quot;)" office:value-type="float" office:value="4294963200" calcext:value-type="float">
            <text:p>4294963200</text:p>
          </table:table-cell>
          <table:table-cell office:value-type="string" calcext:value-type="string">
            <text:p>31:12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CR3</text:p>
          </table:table-cell>
          <table:table-cell table:style-name="ce73" table:formula="of:=[.C5]" office:value-type="string" office:string-value="2A000" calcext:value-type="string">
            <text:p>2A000</text:p>
          </table:table-cell>
          <table:table-cell table:formula="of:=HEX2DEC([.C6])" office:value-type="float" office:value="172032" calcext:value-type="float">
            <text:p>172032</text:p>
          </table:table-cell>
          <table:table-cell/>
          <table:table-cell table:formula="of:=HEX2DEC(&quot;ffc00000&quot;)" office:value-type="float" office:value="4290772992" calcext:value-type="float">
            <text:p>4290772992</text:p>
          </table:table-cell>
          <table:table-cell office:value-type="string" calcext:value-type="string">
            <text:p>31:22</text:p>
          </table:table-cell>
          <table:table-cell/>
        </table:table-row>
        <table:table-row table:style-name="ro1">
          <table:table-cell/>
          <table:table-cell table:style-name="ce70" office:value-type="string" calcext:value-type="string">
            <text:p>Linear Addr</text:p>
          </table:table-cell>
          <table:table-cell table:style-name="ce70" office:value-type="string" calcext:value-type="string">
            <text:p>3FFFFF</text:p>
          </table:table-cell>
          <table:table-cell table:formula="of:=HEX2DEC([.C7])" office:value-type="float" office:value="4194303" calcext:value-type="float">
            <text:p>4194303</text:p>
          </table:table-cell>
          <table:table-cell/>
          <table:table-cell table:formula="of:=HEX2DEC(&quot;fff&quot;)" office:value-type="float" office:value="4095" calcext:value-type="float">
            <text:p>4095</text:p>
          </table:table-cell>
          <table:table-cell office:value-type="string" calcext:value-type="string">
            <text:p>11:0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&amp;PDE</text:p>
          </table:table-cell>
          <table:table-cell table:style-name="ce73" table:formula="of:=DEC2HEX([.D8])" office:value-type="string" office:string-value="2A000" calcext:value-type="string">
            <text:p>2A000</text:p>
          </table:table-cell>
          <table:table-cell table:style-name="ce74" table:formula="of:=BITOR(BITAND([.D6];[.F5]);BITAND([.D7];[.F6]))" office:value-type="float" office:value="172032" calcext:value-type="float">
            <text:p>172032</text:p>
          </table:table-cell>
          <table:table-cell/>
          <table:table-cell table:formula="of:=HEX2DEC(&quot;3ff000&quot;)" office:value-type="float" office:value="4190208" calcext:value-type="float">
            <text:p>4190208</text:p>
          </table:table-cell>
          <table:table-cell office:value-type="string" calcext:value-type="string">
            <text:p>21:12</text:p>
          </table:table-cell>
          <table:table-cell/>
        </table:table-row>
        <table:table-row table:style-name="ro1">
          <table:table-cell/>
          <table:table-cell table:style-name="ce68" office:value-type="string" calcext:value-type="string">
            <text:p>*PDE</text:p>
          </table:table-cell>
          <table:table-cell table:style-name="ce72" office:value-type="string" calcext:value-type="string">
            <text:p>2B000</text:p>
          </table:table-cell>
          <table:table-cell table:formula="of:=HEX2DEC([.C9])" office:value-type="float" office:value="176128" calcext:value-type="float">
            <text:p>176128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&amp;PTE</text:p>
          </table:table-cell>
          <table:table-cell table:style-name="ce73" table:formula="of:=DEC2HEX([.D10])" office:value-type="string" office:string-value="2BFFC" calcext:value-type="string">
            <text:p>2BFFC</text:p>
          </table:table-cell>
          <table:table-cell table:style-name="ce74" table:formula="of:=BITOR(BITAND([.D9];[.F5]); BITRSHIFT(BITAND([.D7];[.F8]);10))" office:value-type="float" office:value="180220" calcext:value-type="float">
            <text:p>180220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*PTE</text:p>
          </table:table-cell>
          <table:table-cell table:style-name="ce73" table:formula="of:=DEC2HEX([.D11])" office:value-type="string" office:string-value="3FF000" calcext:value-type="string">
            <text:p>3FF000</text:p>
          </table:table-cell>
          <table:table-cell table:formula="of:=([.D10]-[.D9])/4*4096" office:value-type="float" office:value="4190208" calcext:value-type="float">
            <text:p>4190208</text:p>
          </table:table-cell>
          <table:table-cell table:number-columns-repeated="4"/>
        </table:table-row>
        <table:table-row table:style-name="ro1">
          <table:table-cell/>
          <table:table-cell table:style-name="ce71" office:value-type="string" calcext:value-type="string">
            <text:p>Phy Addr</text:p>
          </table:table-cell>
          <table:table-cell table:style-name="ce71" table:formula="of:=DEC2HEX([.D12])" office:value-type="string" office:string-value="3FFFFF" calcext:value-type="string">
            <text:p>3FFFFF</text:p>
          </table:table-cell>
          <table:table-cell table:formula="of:=BITOR(BITAND([.D11];[.F5]);BITAND([.D7];[.F7]))" office:value-type="float" office:value="4194303" calcext:value-type="float">
            <text:p>419430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74" table:formula="of:=BITOR(BITAND([.H12];[.J8]);BITAND([.H10];[.J11]))" office:value-type="float" office:value="0" calcext:value-type="float">
            <text:p>0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1MB Mapping" table:style-name="ta2">
        <table:table-column table:style-name="co9" table:default-cell-style-name="ce78"/>
        <table:table-column table:style-name="co10" table:default-cell-style-name="Default"/>
        <table:table-column table:style-name="co11" table:number-columns-repeated="32" table:default-cell-style-name="Default"/>
        <table:table-column table:style-name="co3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Hex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4:.V4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2000" calcext:value-type="float">
            <text:p>2000</text:p>
          </table:table-cell>
          <table:table-cell table:style-name="ce77" office:value-type="string" calcext:value-type="string">
            <text:p>PTE0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6:.V6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float" office:value="2004" calcext:value-type="float">
            <text:p>2004</text:p>
          </table:table-cell>
          <table:table-cell table:style-name="ce77" office:value-type="string" calcext:value-type="string">
            <text:p>PTE1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float" office:value="2008" calcext:value-type="float">
            <text:p>2008</text:p>
          </table:table-cell>
          <table:table-cell table:style-name="ce77" office:value-type="string" calcext:value-type="string">
            <text:p>PTE2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102" calcext:value-type="string">
            <text:p>102</text:p>
          </table:table-cell>
        </table:table-row>
        <table:table-row table:style-name="ro1">
          <table:table-cell table:style-name="ce77" office:value-type="float" office:value="2012" calcext:value-type="float">
            <text:p>2012</text:p>
          </table:table-cell>
          <table:table-cell table:style-name="ce77" office:value-type="string" calcext:value-type="string">
            <text:p>PTE3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103" calcext:value-type="string">
            <text:p>103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number-columns-repeated="9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1FF" calcext:value-type="string">
            <text:p>1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3FF" calcext:value-type="string">
            <text:p>3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FF" calcext:value-type="string">
            <text:p>4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14:.AH1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15:.AH15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16:.AH16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17:.AH17]);2);16)" office:value-type="string" office:string-value="100000" calcext:value-type="string">
            <text:p>100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18:.AH1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19:.AH19]);2);16)" office:value-type="string" office:string-value="FFFFF" calcext:value-type="string">
            <text:p>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0:.AH20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1:.AH21]);2);16)" office:value-type="string" office:string-value="23FC" calcext:value-type="string">
            <text:p>2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number-columns-repeated="9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22:.AH22]);2);16)" office:value-type="string" office:string-value="1FFFFF" calcext:value-type="string">
            <text:p>1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3:.AH2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4:.AH2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5:.AH25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6:.AH26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7:.AH2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8:.AH2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9:.AH2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30:.AH30]);2);16)" office:value-type="string" office:string-value="0" calcext:value-type="string">
            <text:p>0</text:p>
          </table:table-cell>
        </table:table-row>
        <table:table-row table:style-name="ro1" table:number-rows-repeated="104854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" table:style-name="ta2">
        <table:table-column table:style-name="co12" table:default-cell-style-name="ce78"/>
        <table:table-column table:style-name="co13" table:default-cell-style-name="Default"/>
        <table:table-column table:style-name="co11" table:number-columns-repeated="32" table:default-cell-style-name="Default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4:.V4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float" office:value="1004" calcext:value-type="float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5:.V5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float" office:value="1008" calcext:value-type="float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6:.V6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2000" calcext:value-type="float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C0000" calcext:value-type="string">
            <text:p>C0000</text:p>
          </table:table-cell>
        </table:table-row>
        <table:table-row table:style-name="ro1">
          <table:table-cell table:style-name="ce77" office:value-type="float" office:value="2004" calcext:value-type="float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C0001" calcext:value-type="string">
            <text:p>C0001</text:p>
          </table:table-cell>
        </table:table-row>
        <table:table-row table:style-name="ro1">
          <table:table-cell table:style-name="ce77" office:value-type="float" office:value="2008" calcext:value-type="float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C0002" calcext:value-type="string">
            <text:p>C0002</text:p>
          </table:table-cell>
        </table:table-row>
        <table:table-row table:style-name="ro1">
          <table:table-cell table:style-name="ce77" office:value-type="float" office:value="2012" calcext:value-type="float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6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3:.V13]);2);16)" office:value-type="string" office:string-value="C0003" calcext:value-type="string">
            <text:p>C0003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C00B8" calcext:value-type="string">
            <text:p>C00B8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C00FF" calcext:value-type="string">
            <text:p>C00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C02FF" calcext:value-type="string">
            <text:p>C02FF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C03FF" calcext:value-type="string">
            <text:p>C03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3000" calcext:value-type="float">
            <text:p>3000</text:p>
          </table:table-cell>
          <table:table-cell table:style-name="ce77" office:value-type="string" calcext:value-type="string">
            <text:p>PTE1-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33FC</text:p>
          </table:table-cell>
          <table:table-cell table:style-name="ce77" office:value-type="string" calcext:value-type="string">
            <text:p>PTE1-255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2:.AH22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27:.AH27]);2);16)" office:value-type="string" office:string-value="FFFFF" calcext:value-type="string">
            <text:p>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23FC" calcext:value-type="string">
            <text:p>2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0:.AH30]);2);16)" office:value-type="string" office:string-value="C00FFFFF" calcext:value-type="string">
            <text:p>C00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2:.AH32]);2);16)" office:value-type="string" office:string-value="4FFFFF" calcext:value-type="string">
            <text:p>4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1004" calcext:value-type="string">
            <text:p>100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4:.AH34]);2);16)" office:value-type="string" office:string-value="33FC" calcext:value-type="string">
            <text:p>3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5:.AH35]);2);16)" office:value-type="string" office:string-value="C04FFFFF" calcext:value-type="string">
            <text:p>C04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7:.AH37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8:.AH38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9:.AH39]);2);16)" office:value-type="string" office:string-value="22E0" calcext:value-type="string">
            <text:p>22E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40:.AH40]);2);16)" office:value-type="string" office:string-value="C00B8000" calcext:value-type="string">
            <text:p>C00B800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" table:style-name="ta2">
        <table:table-column table:style-name="co15" table:default-cell-style-name="ce78"/>
        <table:table-column table:style-name="co16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7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30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4" calcext:value-type="string">
            <text:p>4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B9" calcext:value-type="string">
            <text:p>B9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9:.V19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0:.V20]);2);16)" office:value-type="string" office:string-value="300" calcext:value-type="string">
            <text:p>300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1:.V21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C03FF000" calcext:value-type="string">
            <text:p>C03FF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2:.AH32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3:.AH3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4:.AH3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5:.AH35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7:.AH3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8:.AH3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9:.AH3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40:.AH40]);2);16)" office:value-type="string" office:string-value="0" calcext:value-type="string">
            <text:p>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_MOS" table:style-name="ta1">
        <office:forms form:automatic-focus="false" form:apply-design-mode="false"/>
        <table:table-column table:style-name="co15" table:default-cell-style-name="ce78"/>
        <table:table-column table:style-name="co17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29000" calcext:value-type="string">
            <text:p>2900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12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12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29000" calcext:value-type="string">
            <text:p>C0029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3:.V13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20A4</text:p>
          </table:table-cell>
          <table:table-cell table:style-name="ce77" office:value-type="string" calcext:value-type="string">
            <text:p>PTE0-41</text:p>
          </table:table-cell>
          <table:table-cell table:number-columns-repeated="14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29" calcext:value-type="string">
            <text:p>29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FF" calcext:value-type="string">
            <text:p>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2FF" calcext:value-type="string">
            <text:p>2FF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3FF" calcext:value-type="string">
            <text:p>3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0:.AH20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1:.AH21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2:.AH22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C0029000" calcext:value-type="string">
            <text:p>C0029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7:.AH27]);2);16)" office:value-type="string" office:string-value="20A4" calcext:value-type="string">
            <text:p>20A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4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29000" calcext:value-type="string">
            <text:p>29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C00B8000" calcext:value-type="string">
            <text:p>C00B8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2:.AH32]);2);16)" office:value-type="string" office:string-value="22E0" calcext:value-type="string">
            <text:p>22E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4:.AH3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5:.AH35]);2);16)" office:value-type="string" office:string-value="C03FFFFF" calcext:value-type="string">
            <text:p>C03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6:.AH36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7:.AH37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8:.AH38]);2);16)" office:value-type="string" office:string-value="3FFFFF" calcext:value-type="string">
            <text:p>3FFFFF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40:.AH40]);2);16)" office:value-type="string" office:string-value="3FFFFF" calcext:value-type="string">
            <text:p>3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41:.AH41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42:.AH42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43:.AH43]);2);16)" office:value-type="string" office:string-value="3FFFFF" calcext:value-type="string">
            <text:p>3FFFFF</text:p>
          </table:table-cell>
        </table:table-row>
        <table:table-row table:style-name="ro1" table:number-rows-repeated="1048532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_Access_below_kpm_2" table:style-name="ta2">
        <table:table-column table:style-name="co15" table:default-cell-style-name="ce78"/>
        <table:table-column table:style-name="co16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8" table:style-name="ce90" office:value-type="float" office:value="0" calcext:value-type="float">
            <text:p>0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0" calcext:value-type="string">
            <text:p>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30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3" calcext:value-type="string">
            <text:p>3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B9" calcext:value-type="string">
            <text:p>B9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9:.V19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0:.V20]);2);16)" office:value-type="string" office:string-value="300" calcext:value-type="string">
            <text:p>300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1:.V21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C0001000" calcext:value-type="string">
            <text:p>C000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2004" calcext:value-type="string">
            <text:p>200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C03FF000" calcext:value-type="string">
            <text:p>C03FF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4:.AH3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5:.AH35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6:.AH36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7:.AH3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8:.AH3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9:.AH3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40:.AH40]);2);16)" office:value-type="string" office:string-value="0" calcext:value-type="string">
            <text:p>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Recursive mapping" table:style-name="ta1">
        <office:forms form:automatic-focus="false" form:apply-design-mode="false"/>
        <table:table-column table:style-name="co18" table:default-cell-style-name="Default"/>
        <table:table-column table:style-name="co3" table:default-cell-style-name="Default"/>
        <table:table-column table:style-name="co11" table:number-columns-repeated="32" table:default-cell-style-name="Default"/>
        <table:table-column table:style-name="co19" table:default-cell-style-name="ce77"/>
        <table:table-column table:style-name="co3" table:number-columns-repeated="2" table:default-cell-style-name="Default"/>
        <table:table-row table:style-name="ro1">
          <table:table-cell table:style-name="ce76" office:value-type="string" calcext:value-type="string" table:number-columns-spanned="2" table:number-rows-spanned="1">
            <text:p>Item</text:p>
          </table:table-cell>
          <table:covered-table-cell table:style-name="ce76"/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0 PDT0</text:p>
          </table:table-cell>
          <table:covered-table-cell/>
          <table:table-cell table:number-columns-repeated="10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BASE(DECIMAL(COM.MICROSOFT.CONCAT([.C2:.AH2]);2);16)" office:value-type="string" office:string-value="FFC00000" calcext:value-type="string">
            <text:p>FFC00000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0 PDT1023</text:p>
          </table:table-cell>
          <table:covered-table-cell/>
          <table:table-cell table:number-columns-repeated="1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BASE(DECIMAL(COM.MICROSOFT.CONCAT([.C3:.AH3]);2);16)" office:value-type="string" office:string-value="FFC00FFF" calcext:value-type="string">
            <text:p>FFC00FFF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1 PDT0</text:p>
          </table:table-cell>
          <table:covered-table-cell/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BASE(DECIMAL(COM.MICROSOFT.CONCAT([.C4:.AH4]);2);16)" office:value-type="string" office:string-value="FFC01000" calcext:value-type="string">
            <text:p>FFC01000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1022 PDT0</text:p>
          </table:table-cell>
          <table:covered-table-cell/>
          <table:table-cell table:number-columns-repeated="19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BASE(DECIMAL(COM.MICROSOFT.CONCAT([.C5:.AH5]);2);16)" office:value-type="string" office:string-value="FFFFE000" calcext:value-type="string">
            <text:p>FFFFE000</text:p>
          </table:table-cell>
          <table:table-cell table:number-columns-repeated="2"/>
        </table:table-row>
        <table:table-row table:style-name="ro1">
          <table:table-cell table:number-columns-repeated="37"/>
        </table:table-row>
        <table:table-row table:style-name="ro1" table:number-rows-repeated="4">
          <table:table-cell table:number-columns-repeated="34"/>
          <table:table-cell table:style-name="Default"/>
          <table:table-cell table:number-columns-repeated="2"/>
        </table:table-row>
        <table:table-row table:style-name="ro1">
          <table:table-cell table:number-columns-repeated="34"/>
          <table:table-cell table:style-name="Default"/>
          <table:table-cell office:value-type="string" calcext:value-type="string">
            <text:p>FFC00000</text:p>
          </table:table-cell>
          <table:table-cell office:value-type="string" calcext:value-type="string">
            <text:p>FFFFE000</text:p>
          </table:table-cell>
        </table:table-row>
      </table:table>
      <table:table table:name="MOS_Recursive Mapping" table:style-name="ta1">
        <office:forms form:automatic-focus="false" form:apply-design-mode="false"/>
        <table:shapes>
          <draw:custom-shape draw:z-index="0" draw:style-name="gr1" draw:text-style-name="P1" svg:width="0.964cm" svg:height="0.916cm" draw:transform="skewX (-0.0530580092606276) rotate (3.11035125997909) translate (20.42cm 21.222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z-index="1" draw:style-name="gr2" draw:text-style-name="P2" svg:width="0.851cm" svg:height="0.916cm" draw:transform="skewX (-0.0530580092606276) rotate (3.11035125997909) translate (30.145cm 21.219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z-index="2" draw:style-name="gr3" draw:text-style-name="P3" svg:width="0.964cm" svg:height="0.916cm" draw:transform="skewX (-0.0530580092606276) rotate (3.11035125997909) translate (12.526cm 21.229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</table:shapes>
        <table:table-column table:style-name="co15" table:default-cell-style-name="ce78"/>
        <table:table-column table:style-name="co17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column table:style-name="co3" table:number-columns-repeated="7" table:default-cell-style-name="Default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  <table:table-cell table:number-columns-repeated="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number-columns-repeated="8" table:style-name="ce90" office:value-type="float" office:value="0" calcext:value-type="float">
            <text:p>0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100000" calcext:value-type="string">
            <text:p>100000</text:p>
          </table:table-cell>
          <table:table-cell table:number-columns-repeated="7"/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9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0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100000" calcext:value-type="string">
            <text:p>C0100000</text:p>
          </table:table-cell>
          <table:table-cell table:number-columns-repeated="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  <table:table-cell table:number-columns-repeated="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2" calcext:value-type="string">
            <text:p>2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1" calcext:value-type="string">
            <text:p>1</text:p>
          </table:table-cell>
          <table:table-cell office:value-type="string" calcext:value-type="string">
            <text:p>Recursive mapping</text:p>
          </table:table-cell>
          <table:table-cell table:number-columns-repeated="6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  <table:table-cell table:number-columns-repeated="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0" calcext:value-type="string">
            <text:p>0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3:.V13]);2);16)" office:value-type="string" office:string-value="2" calcext:value-type="string">
            <text:p>2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3" calcext:value-type="string">
            <text:p>3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>
            <text:p>20A4</text:p>
          </table:table-cell>
          <table:table-cell table:style-name="ce77" office:value-type="string" calcext:value-type="string">
            <text:p>PTE0-41</text:p>
          </table:table-cell>
          <table:table-cell table:number-columns-repeated="14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29" calcext:value-type="string">
            <text:p>29</text:p>
          </table:table-cell>
          <table:table-cell table:number-columns-repeated="7"/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B8" calcext:value-type="string">
            <text:p>B8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FF" calcext:value-type="string">
            <text:p>FF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2FF" calcext:value-type="string">
            <text:p>2FF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9:.V19]);2);16)" office:value-type="string" office:string-value="3FF" calcext:value-type="string">
            <text:p>3FF</text:p>
          </table:table-cell>
          <table:table-cell table:number-columns-repeated="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1:.AH21]);2);16)" office:value-type="string" office:string-value="C0000000" calcext:value-type="string">
            <text:p>C00000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2:.AH22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2000" calcext:value-type="string">
            <text:p>20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0" calcext:value-type="string">
            <text:p>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C0029000" calcext:value-type="string">
            <text:p>C00290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7:.AH27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20A4" calcext:value-type="string">
            <text:p>20A4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4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29000" calcext:value-type="string">
            <text:p>29000</text:p>
          </table:table-cell>
          <table:table-cell table:number-columns-repeated="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C00B8000" calcext:value-type="string">
            <text:p>C00B80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2:.AH32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22E0" calcext:value-type="string">
            <text:p>22E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4:.AH34]);2);16)" office:value-type="string" office:string-value="B8000" calcext:value-type="string">
            <text:p>B8000</text:p>
          </table:table-cell>
          <table:table-cell table:number-columns-repeated="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5:.AH35]);2);16)" office:value-type="string" office:string-value="0" calcext:value-type="string">
            <text:p>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6:.AH36]);2);16)" office:value-type="string" office:string-value="C03FFFFF" calcext:value-type="string">
            <text:p>C03FFFFF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7:.AH37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8:.AH38]);2);16)" office:value-type="string" office:string-value="2FFC" calcext:value-type="string">
            <text:p>2FFC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9:.AH39]);2);16)" office:value-type="string" office:string-value="3FFFFF" calcext:value-type="string">
            <text:p>3FFFFF</text:p>
          </table:table-cell>
          <table:table-cell table:number-columns-repeated="7"/>
        </table:table-row>
        <table:table-row table:style-name="ro1">
          <table:table-cell table:number-columns-repeated="42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41:.AH41]);2);16)" office:value-type="string" office:string-value="3FFFFF" calcext:value-type="string">
            <text:p>3FFFFF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42:.AH42]);2);16)" office:value-type="string" office:string-value="1000" calcext:value-type="string">
            <text:p>10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43:.AH43]);2);16)" office:value-type="string" office:string-value="2FFC" calcext:value-type="string">
            <text:p>2FFC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44:.AH44]);2);16)" office:value-type="string" office:string-value="3FFFFF" calcext:value-type="string">
            <text:p>3FFFFF</text:p>
          </table:table-cell>
          <table:table-cell table:number-columns-repeated="7"/>
        </table:table-row>
        <table:table-row table:style-name="ro1">
          <table:table-cell table:number-columns-repeated="41"/>
          <table:table-cell office:value-type="string" calcext:value-type="string">
            <text:p>Page table at PDE768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Indexes into PD, selects PDE1023</text:p>
          </table:table-cell>
          <table:table-cell table:number-columns-repeated="9"/>
          <table:table-cell table:style-name="ce33" office:value-type="string" calcext:value-type="string">
            <text:p>Indexes into PD, selects PT</text:p>
          </table:table-cell>
          <table:table-cell table:number-columns-repeated="9"/>
          <table:table-cell table:style-name="ce33" office:value-type="string" calcext:value-type="string">
            <text:p>Indexes into PT, selects PTE</text:p>
          </table:table-cell>
          <table:table-cell table:number-columns-repeated="18"/>
          <table:table-cell office:value-type="string" calcext:value-type="string">
            <text:p>FFF00000 – FFF00FFC</text:p>
          </table:table-cell>
        </table:table-row>
        <table:table-row table:style-name="ro1">
          <table:table-cell table:number-columns-repeated="42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48:.AH48]);2);16)" office:value-type="string" office:string-value="FFC00004" calcext:value-type="string">
            <text:p>FFC00004</text:p>
          </table:table-cell>
          <table:table-cell office:value-type="string" calcext:value-type="string">
            <text:p>Recursive mapping to access PTE0-1 (using PDE0 – Identity map)</text:p>
          </table:table-cell>
          <table:table-cell table:number-columns-repeated="5"/>
          <table:table-cell office:value-type="string" calcext:value-type="string">
            <text:p>Page directory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49:.AH49]);2);16)" office:value-type="string" office:string-value="1FFC" calcext:value-type="string">
            <text:p>1FFC</text:p>
          </table:table-cell>
          <table:table-cell table:number-columns-repeated="6"/>
          <table:table-cell office:value-type="string" calcext:value-type="string">
            <text:p>FFFFF000 – FFFFF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50:.AH50]);2);16)" office:value-type="string" office:string-value="1000" calcext:value-type="string">
            <text:p>10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51:.AH51]);2);16)" office:value-type="string" office:string-value="2004" calcext:value-type="string">
            <text:p>2004</text:p>
          </table:table-cell>
          <table:table-cell table:number-columns-repeated="7"/>
        </table:table-row>
        <table:table-row table:style-name="ro1">
          <table:table-cell table:number-columns-repeated="42"/>
        </table:table-row>
        <table:table-row table:style-name="ro1">
          <table:table-cell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53:.AH53]);2);16)" office:value-type="string" office:string-value="FFF00004" calcext:value-type="string">
            <text:p>FFF00004</text:p>
          </table:table-cell>
          <table:table-cell office:value-type="string" calcext:value-type="string">
            <text:p>Recursive mapping to access PTE0-1 (using PDE768 – higher-half map)</text:p>
          </table:table-cell>
          <table:table-cell table:number-columns-repeated="6"/>
        </table:table-row>
        <table:table-row table:style-name="ro1">
          <table:table-cell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54:.AH54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/>
          <table:table-cell table:style-name="ce77" office:value-type="string" calcext:value-type="string">
            <text:p>PT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55:.AH55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/>
          <table:table-cell table:style-name="ce77" office:value-type="string" calcext:value-type="string">
            <text:p>PA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56:.AH56]);2);16)" office:value-type="string" office:string-value="2004" calcext:value-type="string">
            <text:p>2004</text:p>
          </table:table-cell>
          <table:table-cell table:number-columns-repeated="7"/>
        </table:table-row>
        <table:table-row table:style-name="ro1">
          <table:table-cell table:number-columns-repeated="42"/>
        </table:table-row>
        <table:table-row table:style-name="ro1">
          <table:table-cell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</text:p>
          </table:table-cell>
          <table:table-cell table:number-columns-repeated="10"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58:.AH58]);2);16)" office:value-type="string" office:string-value="FFF00FFC" calcext:value-type="string">
            <text:p>FFF00FFC</text:p>
          </table:table-cell>
          <table:table-cell office:value-type="string" calcext:value-type="string">
            <text:p>Recursive mapping to access PTE0-1023 (using PDE768 – higher-half map)</text:p>
          </table:table-cell>
          <table:table-cell table:number-columns-repeated="6"/>
        </table:table-row>
        <table:table-row table:style-name="ro1">
          <table:table-cell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59:.AH59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/>
          <table:table-cell table:style-name="ce77" office:value-type="string" calcext:value-type="string">
            <text:p>PT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60:.AH60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/>
          <table:table-cell table:style-name="ce77" office:value-type="string" calcext:value-type="string">
            <text:p>PA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61:.AH61]);2);16)" office:value-type="string" office:string-value="2FFC" calcext:value-type="string">
            <text:p>2FFC</text:p>
          </table:table-cell>
          <table:table-cell table:number-columns-repeated="7"/>
        </table:table-row>
        <table:table-row table:style-name="ro1">
          <table:table-cell table:number-columns-repeated="42"/>
        </table:table-row>
        <table:table-row table:style-name="ro1">
          <table:table-cell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63:.AH63]);2);16)" office:value-type="string" office:string-value="FFFFF004" calcext:value-type="string">
            <text:p>FFFFF004</text:p>
          </table:table-cell>
          <table:table-cell office:value-type="string" calcext:value-type="string">
            <text:p>Recursive mapping to access PDE1 (using PDE768 – higher-half map)</text:p>
          </table:table-cell>
          <table:table-cell table:number-columns-repeated="6"/>
        </table:table-row>
        <table:table-row table:style-name="ro1">
          <table:table-cell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64:.AH64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/>
          <table:table-cell table:style-name="ce77" office:value-type="string" calcext:value-type="string">
            <text:p>PT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65:.AH65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66:.AH66]);2);16)" office:value-type="string" office:string-value="1004" calcext:value-type="string">
            <text:p>1004</text:p>
          </table:table-cell>
          <table:table-cell table:number-columns-repeated="7"/>
        </table:table-row>
        <table:table-row table:style-name="ro1">
          <table:table-cell table:number-columns-repeated="42"/>
        </table:table-row>
        <table:table-row table:style-name="ro1">
          <table:table-cell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0"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68:.AH68]);2);16)" office:value-type="string" office:string-value="FFFFFFFC" calcext:value-type="string">
            <text:p>FFFFFFFC</text:p>
          </table:table-cell>
          <table:table-cell office:value-type="string" calcext:value-type="string">
            <text:p>Recursive mapping to access PDE1023 (using PDE768 – higher-half map)</text:p>
          </table:table-cell>
          <table:table-cell table:number-columns-repeated="6"/>
        </table:table-row>
        <table:table-row table:style-name="ro1">
          <table:table-cell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69:.AH69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/>
          <table:table-cell table:style-name="ce77" office:value-type="string" calcext:value-type="string">
            <text:p>PT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70:.AH70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71:.AH71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 table:number-rows-repeated="1048504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7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 style:data-style-name="N2" text:time-value="09:13:58.608373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9T20:20:43.702238611</meta:creation-date>
    <dc:date>2022-11-28T11:04:26.972034467</dc:date>
    <meta:editing-duration>P4DT21H4M29S</meta:editing-duration>
    <meta:editing-cycles>280</meta:editing-cycles>
    <meta:generator>LibreOffice/7.0.4.2$Linux_X86_64 LibreOffice_project/00$Build-2</meta:generator>
    <meta:print-date>2021-07-24T04:13:00.739279660</meta:print-date>
    <meta:document-statistic meta:table-count="9" meta:cell-count="6260" meta:object-count="3"/>
  </office:meta>
</office:document-meta>
</file>